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0.25cm" fo:min-width="12.7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3465a4" draw:textarea-horizontal-align="justify" draw:textarea-vertical-align="middle" draw:auto-grow-height="false" fo:min-height="8.25cm" fo:min-width="11.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9900" draw:textarea-horizontal-align="justify" draw:textarea-vertical-align="middle" draw:auto-grow-height="false" fo:min-height="4.134cm" fo:min-width="6.21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ff6600" draw:textarea-horizontal-align="justify" draw:textarea-vertical-align="middle" draw:auto-grow-height="false" fo:min-height="1.773cm" fo:min-width="4.493cm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3465a4"/>
      <style:paragraph-properties fo:text-align="star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-color="#ff9900"/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6600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cm" svg:height="10.6cm" svg:x="2.8cm" svg:y="2.6cm">
          <text:p text:style-name="P1"><text:span text:style-name="T1">FPGA Bits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5cm" svg:height="8.6cm" svg:x="3.2cm" svg:y="4.2cm">
          <text:p text:style-name="P1"><text:span text:style-name="T2">Essential Bits</text:span></text:p>
          <text:p text:style-name="P1"><text:span text:style-name="T3"/></text:p>
          <text:p text:style-name="P1"><text:span text:style-name="T3"/>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5cm" svg:height="6.2cm" svg:x="4.7cm" svg:y="6.2cm">
          <text:p text:style-name="P4"><text:span text:style-name="T1">Critical Bits</text:span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7.201cm" svg:height="3.001cm" svg:x="5.85cm" svg:y="8.3cm">
          <text:p text:style-name="P6"><text:span text:style-name="T2">Failure B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20:57:09.443849498</meta:creation-date>
    <dc:date>2017-06-26T21:23:11.340410532</dc:date>
    <meta:editing-duration>PT5M11S</meta:editing-duration>
    <meta:editing-cycles>1</meta:editing-cycles>
    <meta:document-statistic meta:object-count="4"/>
    <meta:generator>LibreOffice/5.1.6.2$Linux_X86_64 LibreOffice_project/10m0$Build-2</meta:generator>
  </office:meta>
</office:document-meta>
</file>